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1cc8d2" officeooo:paragraph-rsid="00202db7" style:font-size-asian="10pt" style:font-size-complex="10pt"/>
    </style:style>
    <style:style style:name="P4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202db7" officeooo:paragraph-rsid="00202db7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202db7" officeooo:paragraph-rsid="006957fd" style:font-size-asian="10pt" style:font-size-complex="10pt"/>
    </style:style>
    <style:style style:name="P6" style:family="paragraph" style:parent-style-name="Normal">
      <style:text-properties style:font-name="Arial" fo:font-size="10pt" style:text-underline-style="solid" style:text-underline-width="auto" style:text-underline-color="font-color" officeooo:paragraph-rsid="001cc8d2" style:font-size-asian="10pt" style:font-size-complex="10pt"/>
    </style:style>
    <style:style style:name="P7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77c0f4" officeooo:paragraph-rsid="0081a0f6" style:font-size-asian="10pt" style:font-size-complex="10pt"/>
    </style:style>
    <style:style style:name="P8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77c0f4" officeooo:paragraph-rsid="00bcbeb0" style:font-size-asian="10pt" style:font-size-complex="10pt"/>
    </style:style>
    <style:style style:name="P9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77c0f4" officeooo:paragraph-rsid="00cdedfa" style:font-size-asian="10pt" style:font-size-complex="10pt"/>
    </style:style>
    <style:style style:name="P10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81a0f6" officeooo:paragraph-rsid="0086ed97" style:font-size-asian="10pt" style:font-size-complex="10pt"/>
    </style:style>
    <style:style style:name="P11" style:family="paragraph" style:parent-style-name="Normal">
      <style:text-properties style:font-name="Arial" fo:font-size="10pt" style:text-underline-style="solid" style:text-underline-width="auto" style:text-underline-color="font-color" officeooo:paragraph-rsid="00c0d747" style:font-size-asian="10pt" style:font-size-complex="10pt"/>
    </style:style>
    <style:style style:name="P12" style:family="paragraph" style:parent-style-name="Normal">
      <style:text-properties style:font-name="Arial" fo:font-size="10pt" style:text-underline-style="solid" style:text-underline-width="auto" style:text-underline-color="font-color" fo:background-color="transparent" style:font-size-asian="10pt" style:font-size-complex="10pt"/>
    </style:style>
    <style:style style:name="P13" style:family="paragraph" style:parent-style-name="Normal">
      <style:text-properties style:font-name="Arial" fo:font-size="10pt" style:text-underline-style="solid" style:text-underline-width="auto" style:text-underline-color="font-color" fo:font-weight="bold" officeooo:rsid="00443a7d" officeooo:paragraph-rsid="00443a7d" style:font-size-asian="10pt" style:font-weight-asian="bold" style:font-size-complex="10pt" style:font-weight-complex="bold"/>
    </style:style>
    <style:style style:name="P14" style:family="paragraph" style:parent-style-name="Normal">
      <style:text-properties style:font-name="Arial" fo:font-size="10pt" style:text-underline-style="solid" style:text-underline-width="auto" style:text-underline-color="font-color" fo:font-weight="bold" officeooo:rsid="00ca764f" officeooo:paragraph-rsid="00ca764f" style:font-size-asian="10pt" style:font-weight-asian="bold" style:font-size-complex="10pt" style:font-weight-complex="bold"/>
    </style:style>
    <style:style style:name="P15" style:family="paragraph" style:parent-style-name="Normal">
      <style:text-properties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Normal">
      <style:text-properties style:font-name="Arial" fo:font-size="10pt" style:font-size-asian="10pt" style:font-size-complex="10pt"/>
    </style:style>
    <style:style style:name="P17" style:family="paragraph" style:parent-style-name="Normal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8" style:family="paragraph" style:parent-style-name="Normal">
      <style:paragraph-properties fo:text-align="start" style:justify-single-word="false"/>
      <style:text-properties style:font-name="Arial" fo:font-size="10pt" officeooo:rsid="001cc8d2" officeooo:paragraph-rsid="00202db7" style:font-size-asian="10pt" style:font-size-complex="10pt"/>
    </style:style>
    <style:style style:name="P19" style:family="paragraph" style:parent-style-name="Normal">
      <style:text-properties style:font-name="Arial" fo:font-size="10pt" officeooo:paragraph-rsid="0086ed97" style:font-size-asian="10pt" style:font-size-complex="10pt"/>
    </style:style>
    <style:style style:name="P20" style:family="paragraph" style:parent-style-name="Normal">
      <style:text-properties style:font-name="Arial" fo:font-size="10pt" officeooo:paragraph-rsid="00c25c1f" style:font-size-asian="10pt" style:font-size-complex="10pt"/>
    </style:style>
    <style:style style:name="P21" style:family="paragraph" style:parent-style-name="Normal">
      <style:text-properties style:font-name="Arial" fo:font-size="10pt" officeooo:rsid="00c6ff3a" officeooo:paragraph-rsid="00c6ff3a" style:font-size-asian="10pt" style:font-size-complex="10pt"/>
    </style:style>
    <style:style style:name="P22" style:family="paragraph" style:parent-style-name="Normal">
      <style:text-properties style:font-name="Arial" fo:font-size="10pt" officeooo:paragraph-rsid="006957fd" style:font-size-asian="10pt" style:font-size-complex="10pt"/>
    </style:style>
    <style:style style:name="P23" style:family="paragraph" style:parent-style-name="Normal">
      <style:paragraph-properties fo:text-align="start" style:justify-single-word="false"/>
      <style:text-properties style:font-name="Arial" fo:font-size="10pt" style:text-underline-style="none" officeooo:rsid="0077c0f4" officeooo:paragraph-rsid="0077c0f4" style:font-size-asian="10pt" style:font-size-complex="10pt"/>
    </style:style>
    <style:style style:name="P24" style:family="paragraph" style:parent-style-name="Normal">
      <style:paragraph-properties fo:text-align="start" style:justify-single-word="false"/>
      <style:text-properties style:font-name="Arial" fo:font-size="10pt" style:text-underline-style="none" officeooo:rsid="0077c0f4" officeooo:paragraph-rsid="00bcbeb0" style:font-size-asian="10pt" style:font-size-complex="10pt"/>
    </style:style>
    <style:style style:name="P25" style:family="paragraph" style:parent-style-name="Normal">
      <style:paragraph-properties fo:text-align="start" style:justify-single-word="false"/>
      <style:text-properties style:font-name="Arial" fo:font-size="10pt" style:text-underline-style="none" officeooo:rsid="00202db7" officeooo:paragraph-rsid="006957fd" style:font-size-asian="10pt" style:font-size-complex="10pt"/>
    </style:style>
    <style:style style:name="P26" style:family="paragraph" style:parent-style-name="Normal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Normal">
      <style:paragraph-properties fo:text-align="center" style:justify-single-word="false"/>
      <style:text-properties style:font-name="Arial" fo:font-size="10pt" fo:font-weight="bold" officeooo:rsid="00bbdc0d" officeooo:paragraph-rsid="00bbdc0d" style:font-size-asian="10pt" style:font-weight-asian="bold" style:font-size-complex="10pt" style:font-weight-complex="bold"/>
    </style:style>
    <style:style style:name="P28" style:family="paragraph" style:parent-style-name="Normal">
      <style:text-properties style:font-name="Arial" fo:font-size="9pt" style:text-underline-style="solid" style:text-underline-width="auto" style:text-underline-color="font-color" style:font-size-asian="7.84999990463257pt" style:font-size-complex="9pt"/>
    </style:style>
    <style:style style:name="P29" style:family="paragraph" style:parent-style-name="Normal" style:master-page-name="">
      <style:paragraph-properties fo:text-align="start" style:justify-single-word="false" style:page-number="auto" fo:break-before="auto" fo:break-after="auto"/>
      <style:text-properties style:font-name="Arial" fo:font-size="10pt" fo:font-weight="normal" officeooo:rsid="00bbdc0d" officeooo:paragraph-rsid="00bbdc0d" style:font-size-asian="10pt" style:font-weight-asian="normal" style:font-size-complex="10pt" style:font-weight-complex="normal"/>
    </style:style>
    <style:style style:name="P30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Normal" style:list-style-name="L1">
      <style:text-properties style:font-name="Arial" fo:font-size="10pt" style:text-underline-style="none" officeooo:rsid="0080e4c0" officeooo:paragraph-rsid="0080e4c0" style:font-size-asian="10pt" style:font-size-complex="10pt"/>
    </style:style>
    <style:style style:name="P32" style:family="paragraph" style:parent-style-name="Normal" style:list-style-name="L1">
      <style:text-properties style:font-name="Arial" fo:font-size="10pt" style:font-size-asian="10pt" style:font-size-complex="10pt"/>
    </style:style>
    <style:style style:name="P33" style:family="paragraph" style:parent-style-name="Normal" style:list-style-name="L1">
      <style:text-properties style:font-name="Arial" fo:font-size="10pt" style:text-underline-style="solid" style:text-underline-width="auto" style:text-underline-color="font-color" officeooo:rsid="00c6ff3a" officeooo:paragraph-rsid="00c6ff3a" style:font-size-asian="10pt" style:font-size-complex="10pt"/>
    </style:style>
    <style:style style:name="P34" style:family="paragraph" style:parent-style-name="Normal" style:list-style-name="L1">
      <style:text-properties style:font-name="Arial" fo:font-size="10pt" style:text-underline-style="solid" style:text-underline-width="auto" style:text-underline-color="font-color" officeooo:rsid="00443a7d" officeooo:paragraph-rsid="00443a7d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5dea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bef6e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09c46"/>
    </style:style>
    <style:style style:name="T8" style:family="text">
      <style:text-properties style:text-underline-style="none" officeooo:rsid="003c774f"/>
    </style:style>
    <style:style style:name="T9" style:family="text">
      <style:text-properties style:text-underline-style="none" officeooo:rsid="000efc50"/>
    </style:style>
    <style:style style:name="T10" style:family="text">
      <style:text-properties style:text-underline-style="none" officeooo:rsid="004a695e"/>
    </style:style>
    <style:style style:name="T11" style:family="text">
      <style:text-properties style:text-underline-style="none" officeooo:rsid="0078f7de"/>
    </style:style>
    <style:style style:name="T12" style:family="text">
      <style:text-properties style:text-underline-style="none" officeooo:rsid="0077c0f4"/>
    </style:style>
    <style:style style:name="T13" style:family="text">
      <style:text-properties style:text-underline-style="none" officeooo:rsid="0088b711"/>
    </style:style>
    <style:style style:name="T14" style:family="text">
      <style:text-properties style:text-underline-style="none" officeooo:rsid="00a41703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7" style:family="text">
      <style:text-properties style:text-underline-style="none" officeooo:rsid="00bcbeb0"/>
    </style:style>
    <style:style style:name="T18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d03351" style:font-weight-asian="normal" style:font-weight-complex="normal"/>
    </style:style>
    <style:style style:name="T21" style:family="text">
      <style:text-properties style:text-underline-style="none" officeooo:rsid="00cc404e"/>
    </style:style>
    <style:style style:name="T22" style:family="text">
      <style:text-properties style:text-underline-style="none" officeooo:rsid="00cdedfa"/>
    </style:style>
    <style:style style:name="T23" style:family="text">
      <style:text-properties style:text-underline-style="none" officeooo:rsid="00ce4a8a"/>
    </style:style>
    <style:style style:name="T24" style:family="text">
      <style:text-properties style:text-underline-style="none" officeooo:rsid="00cf8b1f"/>
    </style:style>
    <style:style style:name="T25" style:family="text">
      <style:text-properties style:text-underline-style="none" officeooo:rsid="00d2bb7b"/>
    </style:style>
    <style:style style:name="T26" style:family="text">
      <style:text-properties fo:font-style="normal" fo:text-shadow="none" style:text-underline-style="none" fo:font-weight="normal" officeooo:rsid="0c78aa76" style:text-blinking="false" style:font-style-asian="normal" style:font-weight-asian="normal" style:font-name-complex="Arial" style:font-style-complex="normal" style:font-weight-complex="normal" text:display="true"/>
    </style:style>
    <style:style style:name="T27" style:family="text">
      <style:text-properties fo:font-style="normal" fo:text-shadow="none" style:text-underline-style="none" fo:font-weight="normal" officeooo:rsid="004a24e2" style:text-blinking="false" style:font-style-asian="normal" style:font-weight-asian="normal" style:font-name-complex="Arial" style:font-style-complex="normal" style:font-weight-complex="normal" text:display="true"/>
    </style:style>
    <style:style style:name="T28" style:family="text">
      <style:text-properties fo:font-style="normal" fo:text-shadow="none" style:text-underline-style="none" fo:font-weight="normal" officeooo:rsid="004bbbae" style:text-blinking="false" style:font-style-asian="normal" style:font-weight-asian="normal" style:font-name-complex="Arial" style:font-style-complex="normal" style:font-weight-complex="normal" text:display="true"/>
    </style:style>
    <style:style style:name="T29" style:family="text">
      <style:text-properties fo:font-style="normal" fo:text-shadow="none" style:text-underline-style="none" fo:font-weight="normal" officeooo:rsid="00bd45b4" style:text-blinking="false" style:font-style-asian="normal" style:font-weight-asian="normal" style:font-name-complex="Arial" style:font-style-complex="normal" style:font-weight-complex="normal" text:display="true"/>
    </style:style>
    <style:style style:name="T30" style:family="text">
      <style:text-properties fo:font-style="normal" fo:text-shadow="none" style:text-underline-style="none" fo:font-weight="normal" officeooo:rsid="00c5dea7" style:text-blinking="false" style:font-style-asian="normal" style:font-weight-asian="normal" style:font-name-complex="Arial" style:font-style-complex="normal" style:font-weight-complex="normal" text:display="true"/>
    </style:style>
    <style:style style:name="T31" style:family="text">
      <style:text-properties officeooo:rsid="000efc50"/>
    </style:style>
    <style:style style:name="T32" style:family="text">
      <style:text-properties officeooo:rsid="00202db7"/>
    </style:style>
    <style:style style:name="T33" style:family="text">
      <style:text-properties officeooo:rsid="002f42f8"/>
    </style:style>
    <style:style style:name="T34" style:family="text">
      <style:text-properties officeooo:rsid="003b3b17"/>
    </style:style>
    <style:style style:name="T35" style:family="text">
      <style:text-properties officeooo:rsid="003c774f"/>
    </style:style>
    <style:style style:name="T36" style:family="text">
      <style:text-properties officeooo:rsid="004a24e2"/>
    </style:style>
    <style:style style:name="T37" style:family="text">
      <style:text-properties officeooo:rsid="004a695e"/>
    </style:style>
    <style:style style:name="T38" style:family="text">
      <style:text-properties officeooo:rsid="004bbbae"/>
    </style:style>
    <style:style style:name="T39" style:family="text">
      <style:text-properties officeooo:rsid="004d9ad9"/>
    </style:style>
    <style:style style:name="T40" style:family="text">
      <style:text-properties officeooo:rsid="005417ff"/>
    </style:style>
    <style:style style:name="T41" style:family="text">
      <style:text-properties officeooo:rsid="005c71a2"/>
    </style:style>
    <style:style style:name="T42" style:family="text">
      <style:text-properties officeooo:rsid="006920d2"/>
    </style:style>
    <style:style style:name="T43" style:family="text">
      <style:text-properties officeooo:rsid="0080e4c0"/>
    </style:style>
    <style:style style:name="T44" style:family="text">
      <style:text-properties officeooo:rsid="0086ed97"/>
    </style:style>
    <style:style style:name="T45" style:family="text">
      <style:text-properties officeooo:rsid="00a267ae"/>
    </style:style>
    <style:style style:name="T46" style:family="text">
      <style:text-properties officeooo:rsid="00a41703"/>
    </style:style>
    <style:style style:name="T47" style:family="text">
      <style:text-properties officeooo:rsid="00a93c65"/>
    </style:style>
    <style:style style:name="T48" style:family="text">
      <style:text-properties officeooo:rsid="00bd45b4"/>
    </style:style>
    <style:style style:name="T49" style:family="text">
      <style:text-properties officeooo:rsid="00bef6e5"/>
    </style:style>
    <style:style style:name="T50" style:family="text">
      <style:text-properties officeooo:rsid="00c0d747"/>
    </style:style>
    <style:style style:name="T51" style:family="text">
      <style:text-properties officeooo:rsid="00c4cafd"/>
    </style:style>
    <style:style style:name="T52" style:family="text">
      <style:text-properties officeooo:rsid="00c5dea7"/>
    </style:style>
    <style:style style:name="T53" style:family="text">
      <style:text-properties officeooo:rsid="00c6ff3a"/>
    </style:style>
    <style:style style:name="T54" style:family="text">
      <style:text-properties officeooo:rsid="00d0dade"/>
    </style:style>
    <style:style style:name="T55" style:family="text">
      <style:text-properties officeooo:rsid="00d3e005"/>
    </style:style>
    <style:style style:name="T56" style:family="text">
      <style:text-properties officeooo:rsid="00d6e6af"/>
    </style:style>
    <text:list-style style:name="L1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7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MANEUVERS</text:p>
      <text:p text:style-name="P17"/>
      <text:p text:style-name="P27">Defensive</text:p>
      <text:p text:style-name="P28"/>
      <text:p text:style-name="P16"><text:span text:style-name="T3">Block</text:span><text:span text:style-name="T1">:</text:span> <text:span text:style-name="T34">Roll [</text:span>Melee vs <text:span text:style-name="T34">M</text:span>ATK <text:span text:style-name="T34">or RATK when using a Shield] for DEF</text:span>. </text:p>
      <text:p text:style-name="P2"/>
      <text:p text:style-name="P16"><text:span text:style-name="T3">Dodge</text:span><text:span text:style-name="T1">:</text:span> <text:span text:style-name="T34">Roll [</text:span>Acrobatics vs <text:span text:style-name="T34">M</text:span>ATK <text:span text:style-name="T34">or RATK (Throw)] for DEF</text:span>.</text:p>
      <text:p text:style-name="P26"/>
      <text:p text:style-name="P16"><text:span text:style-name="T3">Duck</text:span><text:span text:style-name="T1">:</text:span> <text:span text:style-name="T54">Roll [Dodge vs ATK] to move up to your Speed to get behind Cover. If the ATK still hits, the Cover</text:span> Material’s DR reduces <text:span text:style-name="T54">the </text:span>DMG. <text:span text:style-name="T56">You will keep the benefits of Cover as long as it remains between you and the opponent.</text:span></text:p>
      <text:p text:style-name="P2"/>
      <text:p text:style-name="P16"><text:span text:style-name="T3">Full Defense</text:span><text:span text:style-name="T1">:</text:span> <text:span text:style-name="T54">Declare Full Defense on your turn and forego all</text:span><text:bookmark-start text:name="__DdeLink__112273_1922614264"/> ATK<text:span text:style-name="T33">s </text:span>to get a bonus <text:span text:style-name="T34">= [</text:span>Reflex<text:span text:style-name="T34">]</text:span> <text:span text:style-name="T33">to all Block and Dodge rolls until your next turn</text:span>.<text:bookmark-end text:name="__DdeLink__112273_1922614264"/></text:p>
      <text:p text:style-name="P16"/>
      <text:p text:style-name="P20"><text:span text:style-name="T4">Hide</text:span><text:span text:style-name="T1">:</text:span> <text:span text:style-name="T49">Roll [Stealth vs Perception] to be Concealed. 0 Speed. +3 if Prone.</text:span></text:p>
      <text:p text:style-name="P2"/>
      <text:p text:style-name="P16"><text:span text:style-name="T3">Protect</text:span><text:span text:style-name="T1">:</text:span> <text:span text:style-name="T47">Become the new target of an ATK targeting someone within 1yd of you. You may still Block as normal, but you cannot Dodge the ATK.</text:span></text:p>
      <text:p text:style-name="P16"/>
      <text:p text:style-name="P14">Sneak<text:span text:style-name="T6">:</text:span><text:span text:style-name="T19"> Roll [Stealth vs Perception] to </text:span><text:span text:style-name="T20">move Concealed at</text:span><text:span text:style-name="T19"> [Speed / 2].</text:span></text:p>
      <text:p text:style-name="P16"/>
      <text:p text:style-name="P27">Offensive</text:p>
      <text:p text:style-name="P28"/>
      <text:p text:style-name="P16"><text:span text:style-name="T3">Aim</text:span><text:span text:style-name="T1">:</text:span> <text:span text:style-name="T55">Spend AP to get an equal bonus to one ATK</text:span>.</text:p>
      <text:p text:style-name="P2"/>
      <text:p text:style-name="P16"><text:span text:style-name="T3">Called Shot</text:span><text:span text:style-name="T1">:</text:span> ATK <text:span text:style-name="T46">targeting</text:span> <text:span text:style-name="T50">the Head or Limbs. Head ATKs are at -3, do [DMG x 2], and Stun for 1rnd. Limb ATKs are at -1, do [DMG / 2], and cause the enemy to drop a held item (Arms) or fall Prone (Legs).</text:span></text:p>
      <text:p text:style-name="P11"/>
      <text:p text:style-name="P19"><text:span text:style-name="T3">Disarm</text:span><text:span text:style-name="T1">:</text:span> <text:span text:style-name="T35">Roll [</text:span>MATK vs <text:span text:style-name="T48">Melee (+ C if the weapon is used two-handed)]</text:span>. <text:span text:style-name="T34">The weapon flies d6 yds away. </text:span>Attacker gets the weapon if<text:span text:style-name="T48"> </text:span>Unarmed.</text:p>
      <text:p text:style-name="P2"/>
      <text:p text:style-name="P16"><text:span text:style-name="T3">Grab</text:span><text:span text:style-name="T1">:</text:span> <text:span text:style-name="T43">0DMG </text:span><text:bookmark-start text:name="__DdeLink__112229_1922614264"/>MATK to <text:span text:style-name="T42">render</text:span> a<text:span text:style-name="T38">n enemy</text:span> Defenseless. <text:span text:style-name="T35">Spend 1AP per rnd</text:span> to <text:span text:style-name="T36">re</text:span>tain Grab.<text:bookmark-end text:name="__DdeLink__112229_1922614264"/> <text:span text:style-name="T39">Roll </text:span><text:bookmark-start text:name="__DdeLink__112227_1922614264"/><text:span text:style-name="T39">[(</text:span>Acrobatics or Melee<text:span text:style-name="T45">)</text:span> vs Grab<text:span text:style-name="T38">]</text:span> to escape.<text:bookmark-end text:name="__DdeLink__112227_1922614264"/></text:p>
      <text:p text:style-name="P16"/>
      <text:list xml:id="list3334127085" text:style-name="L1">
        <text:list-item>
          <text:p text:style-name="P31"><text:span text:style-name="T3">Attack</text:span><text:span text:style-name="T1">:</text:span> Make an ATK against <text:span text:style-name="T48">a</text:span> Grabbed enem<text:span text:style-name="T52">y’s Reflex</text:span>.</text:p>
        </text:list-item>
      </text:list>
      <text:p text:style-name="P2"/>
      <text:list xml:id="list4653180719944" text:continue-numbering="true" text:style-name="L1">
        <text:list-item>
          <text:p text:style-name="P32"><text:span text:style-name="T3">Hold</text:span><text:span text:style-name="T1">:</text:span> Block ATKs <text:span text:style-name="T52">using a Grabbed enemy as a Shield</text:span>.</text:p>
        </text:list-item>
      </text:list>
      <text:p text:style-name="P16"/>
      <text:list xml:id="list4652498862139" text:continue-numbering="true" text:style-name="L1">
        <text:list-item>
          <text:p text:style-name="P33"><text:span text:style-name="T1">Tackle</text:span><text:span text:style-name="T15">:</text:span><text:span text:style-name="T19"> Roll [C vs C] to go Prone with Grabbed enemy.</text:span></text:p>
        </text:list-item>
      </text:list>
      <text:p text:style-name="P13"/>
      <text:list xml:id="list4653245761224" text:continue-numbering="true" text:style-name="L1">
        <text:list-item>
          <text:p text:style-name="P34"><text:span text:style-name="T1">T</text:span><text:span text:style-name="T2">hrow</text:span><text:span text:style-name="T15">:</text:span><text:span text:style-name="T6"> </text:span><text:span text:style-name="T26">Throw </text:span><text:span text:style-name="T30">a </text:span><text:span text:style-name="T29">Grabbed </text:span><text:span text:style-name="T28">enemy </text:span><text:span text:style-name="T30">up to</text:span><text:span text:style-name="T26"> [</text:span><text:span text:style-name="T27">C]</text:span><text:span text:style-name="T26"> yds.</text:span><text:span text:style-name="T27"> </text:span><text:span text:style-name="T30">1DMG. Prone.</text:span></text:p>
        </text:list-item>
      </text:list>
      <text:p text:style-name="P12"/>
      <text:p text:style-name="P21"><text:span text:style-name="T5">Push</text:span><text:span text:style-name="T16">:</text:span><text:span text:style-name="T18"> Roll [C vs C] to push an enemy up to [C] yds. 0DMG.</text:span></text:p>
      <text:p text:style-name="P15"/>
      <text:p text:style-name="P16"><text:soft-page-break/><text:span text:style-name="T5">Reload</text:span><text:span text:style-name="T1">:</text:span> <text:span text:style-name="T35">Replace a magazine or a single piece of ammunition (depending on the weapon) in a</text:span><text:span text:style-name="T8"> </text:span><text:span text:style-name="T9">Ranged </text:span><text:span text:style-name="T31">weapon.</text:span></text:p>
      <text:p text:style-name="P2"/>
      <text:p text:style-name="P16"><text:span text:style-name="T3">Shove</text:span><text:span text:style-name="T1">:</text:span> <text:span text:style-name="T35">R</text:span>oll <text:span text:style-name="T35">[MATK</text:span> vs C<text:span text:style-name="T51">]</text:span> to <text:span text:style-name="T53">shove</text:span> a<text:span text:style-name="T41">n enemy up to</text:span> <text:span text:style-name="T36">[C] </text:span>yds <text:span text:style-name="T53">away</text:span>. <text:span text:style-name="T35">0DMG</text:span>.</text:p>
      <text:p text:style-name="P2"/>
      <text:p text:style-name="P16"><text:span text:style-name="T3">Trip</text:span><text:span text:style-name="T1">:</text:span> <text:span text:style-name="T35">Roll [MATK vs A] to knock an enemy Prone</text:span>. <text:span text:style-name="T52">1DMG.</text:span></text:p>
      <text:p text:style-name="P29"/>
      <text:p text:style-name="P27">Social</text:p>
      <text:p text:style-name="P3"/>
      <text:p text:style-name="P18"><text:span text:style-name="T3">Distract</text:span><text:span text:style-name="T1">:</text:span> <text:span text:style-name="T32">R</text:span>oll <text:span text:style-name="T37">[</text:span>Perform vs Perception<text:span text:style-name="T37">]</text:span>. <text:span text:style-name="T40">Stun target for 1rnd.</text:span></text:p>
      <text:p text:style-name="P4"/>
      <text:p text:style-name="P5"><text:span text:style-name="T1">Encourage</text:span><text:span text:style-name="T15">:</text:span><text:span text:style-name="T6"> Roll </text:span><text:span text:style-name="T10">[</text:span><text:span text:style-name="T6">Leadership vs </text:span><text:span text:style-name="T13">groups</text:span><text:span text:style-name="T6">’ </text:span><text:span text:style-name="T13">total</text:span><text:span text:style-name="T6"> D</text:span><text:span text:style-name="T10"> scores]</text:span><text:span text:style-name="T6">. </text:span><text:span text:style-name="T13">The group</text:span><text:span text:style-name="T10"> gets a bonus = [your D] </text:span><text:span text:style-name="T6">for one specifi</text:span><text:span text:style-name="T7">c</text:span><text:span text:style-name="T6"> roll </text:span><text:span text:style-name="T13">each</text:span><text:span text:style-name="T6">. </text:span><text:span text:style-name="T7">A </text:span><text:span text:style-name="T6">Botch </text:span><text:span text:style-name="T7">is</text:span><text:span text:style-name="T6"> -1 to all rolls.</text:span></text:p>
      <text:p text:style-name="P25"/>
      <text:p text:style-name="P7"><text:span text:style-name="T1">Interrogate</text:span><text:span text:style-name="T15">:</text:span><text:span text:style-name="T6"> Roll [</text:span><text:span text:style-name="T24">Leadership</text:span><text:span text:style-name="T6"> vs D] to get information out of a subject who does not want to help, but without resorting to violence. Each roll takes d6 mins of conversation. If the interrogator Succeeds, the subject gives up a fact (wittingly or unwittingly). If the subject Succeeds, they become hardened against further questioning, imposing a -</text:span><text:span text:style-name="T11">1</text:span><text:span text:style-name="T6"> penalty on subsequent attempts. After Fails = [D], the interrogator gives up </text:span><text:span text:style-name="T11">or the subject cracks and tells everything they know</text:span><text:span text:style-name="T6">.</text:span></text:p>
      <text:p text:style-name="P23"/>
      <text:p text:style-name="P10"><text:span text:style-name="T1">Negotiate</text:span><text:span text:style-name="T15">:</text:span><text:span text:style-name="T6"> If opposed parties are willing to talk out their differences, each side start with a list of </text:span><text:span text:style-name="T21">demand</text:span><text:span text:style-name="T6">s. Roll [Socialize vs Socialize] once per </text:span><text:span text:style-name="T23">demand</text:span><text:span text:style-name="T6">. </text:span><text:span text:style-name="T12">Attitude and situational modifiers should be applied by the GN.</text:span><text:span text:style-name="T6"> Success means you get your de</text:span><text:span text:style-name="T23">mand</text:span><text:span text:style-name="T6"> and the opposed negotiator concedes. Either side can choose to concede a de</text:span><text:span text:style-name="T23">mand</text:span><text:span text:style-name="T6"> without rolling. Some desires may be non-negotiable.</text:span></text:p>
      <text:p text:style-name="P23"/>
      <text:p text:style-name="P8"><text:span text:style-name="T1">Recruit</text:span><text:span text:style-name="T15">:</text:span><text:span text:style-name="T6"> Roll [</text:span><text:span text:style-name="T24">Socialize</text:span><text:span text:style-name="T6"> vs D] to convince someone </text:span><text:span text:style-name="T17">to join your side</text:span><text:span text:style-name="T6">.</text:span></text:p>
      <text:p text:style-name="P24">If they are someone’s follower, roll [Leadership vs Leadership].</text:p>
      <text:p text:style-name="P24">Attitude and situational modifiers should be applied by the GN.</text:p>
      <text:p text:style-name="P6"/>
      <text:p text:style-name="P22"><text:span text:style-name="T3">Taunt</text:span><text:span text:style-name="T1">:</text:span> <text:span text:style-name="T37">Roll [</text:span>Leadership vs D<text:span text:style-name="T37">]. P</text:span>rovoke the <text:span text:style-name="T44">enemy</text:span> into <text:span text:style-name="T44">exclusively </text:span>attacking you. The <text:span text:style-name="T44">degree of Success</text:span> is a penalty to the loser’s next roll. <text:span text:style-name="T44">The enemy is Stunned for 1rnd if [penalty &gt; enemy’s D].</text:span></text:p>
      <text:p text:style-name="P22"/>
      <text:p text:style-name="P9"><text:span text:style-name="T1">Torture</text:span><text:span text:style-name="T15">:</text:span><text:span text:style-name="T6"> Roll [Medicine vs prisoner’s C] </text:span><text:span text:style-name="T14">once per </text:span><text:span text:style-name="T6">h</text:span><text:span text:style-name="T14">ou</text:span><text:span text:style-name="T6">r to cause a </text:span><text:span text:style-name="T25">captive</text:span><text:span text:style-name="T6"> d6 Pain to soften </text:span><text:span text:style-name="T22">their</text:span><text:span text:style-name="T6"> resolve without killing them. Failure does d6 DMG to the </text:span><text:span text:style-name="T25">captive</text:span><text:span text:style-name="T6">. Roll [D vs D] at the end of each hour (Pain penalty applies). Failure causes -1 Psyche loss. At 0 Psyche, either the torturer cannot do it anymore and gives up, or the </text:span><text:span text:style-name="T25">captive</text:span><text:span text:style-name="T6"> is broken and can be controlled with </text:span><text:span text:style-name="T22">Demeanor Skills automatically</text:span><text:span text:style-name="T6"> until fre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09T00:46:51.747440152</dc:date>
    <meta:editing-cycles>112</meta:editing-cycles>
    <meta:editing-duration>P2DT23M45S</meta:editing-duration>
    <meta:document-statistic meta:table-count="0" meta:image-count="0" meta:object-count="0" meta:page-count="2" meta:paragraph-count="34" meta:word-count="675" meta:character-count="3704" meta:non-whitespace-character-count="3066"/>
    <meta:template xlink:type="simple" xlink:actuate="onRequest" xlink:title="" xlink:href="../../../../Apocalyptia%203%20Manuscript.odt/Normal"/>
  </office:meta>
</office:document-meta>
</file>